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_n / hl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185263653484" calcext:value-type="float">
            <text:p>0.185263653484</text:p>
          </table:table-cell>
          <table:table-cell office:value-type="float" office:value="0.185969868173" calcext:value-type="float">
            <text:p>0.185969868173</text:p>
          </table:table-cell>
          <table:table-cell/>
          <table:table-cell table:formula="of:=AVERAGE([.B2:.D2])" office:value-type="float" office:value="0.1856167608285" calcext:value-type="float">
            <text:p>0.18561676082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4566854991" calcext:value-type="float">
            <text:p>0.204566854991</text:p>
          </table:table-cell>
          <table:table-cell office:value-type="float" office:value="0.187853107345" calcext:value-type="float">
            <text:p>0.187853107345</text:p>
          </table:table-cell>
          <table:table-cell table:style-name="ce1" office:value-type="float" office:value="0.189030131827" calcext:value-type="float">
            <text:p>0.189030131827</text:p>
          </table:table-cell>
          <table:table-cell/>
          <table:table-cell table:formula="of:=AVERAGE([.B3:.D3])" office:value-type="float" office:value="0.193816698054333" calcext:value-type="float">
            <text:p>0.193816698054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181732580038" calcext:value-type="float">
            <text:p>0.181732580038</text:p>
          </table:table-cell>
          <table:table-cell office:value-type="float" office:value="0.183615819209" calcext:value-type="float">
            <text:p>0.183615819209</text:p>
          </table:table-cell>
          <table:table-cell/>
          <table:table-cell table:formula="of:=AVERAGE([.B4:.D4])" office:value-type="float" office:value="0.1826741996235" calcext:value-type="float">
            <text:p>0.18267419962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2212806026" calcext:value-type="float">
            <text:p>0.202212806026</text:p>
          </table:table-cell>
          <table:table-cell office:value-type="float" office:value="0.181732580038" calcext:value-type="float">
            <text:p>0.181732580038</text:p>
          </table:table-cell>
          <table:table-cell office:value-type="float" office:value="0.18290960452" calcext:value-type="float">
            <text:p>0.18290960452</text:p>
          </table:table-cell>
          <table:table-cell/>
          <table:table-cell table:formula="of:=AVERAGE([.B5:.D5])" office:value-type="float" office:value="0.188951663528" calcext:value-type="float">
            <text:p>0.1889516635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180555555556" calcext:value-type="float">
            <text:p>0.180555555556</text:p>
          </table:table-cell>
          <table:table-cell office:value-type="float" office:value="0.180320150659" calcext:value-type="float">
            <text:p>0.180320150659</text:p>
          </table:table-cell>
          <table:table-cell/>
          <table:table-cell table:formula="of:=AVERAGE([.B6:.D6])" office:value-type="float" office:value="0.1804378531075" calcext:value-type="float">
            <text:p>0.1804378531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01:09:53.344067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9:18:48.817961504</meta:creation-date>
    <dc:date>2017-01-06T01:16:15.589116095</dc:date>
    <meta:editing-duration>PT9M5S</meta:editing-duration>
    <meta:editing-cycles>2</meta:editing-cycles>
    <meta:generator>LibreOffice/5.2.2.2$Linux_X86_64 LibreOffice_project/20m0$Build-2</meta:generator>
    <meta:document-statistic meta:table-count="1" meta:cell-count="26" meta:object-count="0"/>
  </office:meta>
</office:document-meta>
</file>